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language-complex="he" style:country-complex="I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font-name-complex="Constantia"/>
    </style:style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Constantia" style:font-name-complex="Constantia" style:language-complex="he" style:country-complex="IL"/>
    </style:style>
    <style:style style:name="T21" style:parent-style-name="DefaultParagraphFont" style:family="text">
      <style:text-properties style:font-name="Constantia" style:font-name-complex="Constantia" style:language-complex="he" style:country-complex="IL"/>
    </style:style>
    <style:style style:name="T22" style:parent-style-name="DefaultParagraphFont" style:family="text">
      <style:text-properties style:font-name="Constantia" style:font-name-complex="Constantia"/>
    </style:style>
    <style:style style:name="T23" style:parent-style-name="DefaultParagraphFont" style:family="text">
      <style:text-properties style:font-name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/>
    </style:style>
    <style:style style:name="P26" style:parent-style-name="ListParagraph" style:list-style-name="LFO1" style:family="paragraph">
      <style:text-properties style:font-name="Constantia" style:font-name-complex="Constantia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style:font-name="Constantia" style:font-name-complex="Constantia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font-name="Constantia" style:font-name-complex="Constantia"/>
    </style:style>
    <style:style style:name="P33" style:parent-style-name="ListParagraph" style:family="paragraph">
      <style:paragraph-properties fo:break-before="column" fo:margin-left="0in">
        <style:tab-stops/>
      </style:paragraph-properties>
    </style:style>
    <style:style style:name="T34" style:parent-style-name="DefaultParagraphFont" style:family="text">
      <style:text-properties style:font-name="Constantia" style:font-name-complex="Constantia"/>
    </style:style>
    <style:style style:name="T35" style:parent-style-name="DefaultParagraphFont" style:family="text">
      <style:text-properties style:font-name="Constantia" style:font-name-complex="Constantia" style:text-position="super 63.6%"/>
    </style:style>
    <style:style style:name="T36" style:parent-style-name="DefaultParagraphFont" style:family="text">
      <style:text-properties style:font-name="Constantia" style:font-name-complex="Constantia"/>
    </style:style>
    <style:style style:name="P37" style:parent-style-name="ListParagraph" style:list-style-name="LFO1" style:family="paragraph">
      <style:text-properties style:font-name="Constantia" style:font-name-complex="Constantia"/>
    </style:style>
    <style:style style:name="P38" style:parent-style-name="ListParagraph" style:list-style-name="LFO2" style:family="paragraph">
      <style:text-properties style:font-name="Constantia" style:font-name-complex="Constantia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font-name="Constantia" style:font-name-complex="Constantia"/>
    </style:style>
    <style:style style:name="P41" style:parent-style-name="ListParagraph" style:list-style-name="LFO2" style:family="paragraph"/>
    <style:style style:name="T42" style:parent-style-name="DefaultParagraphFont" style:family="text">
      <style:text-properties style:font-name="Constantia" style:font-name-complex="Constantia"/>
    </style:style>
    <style:style style:name="P43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More instructions</text:span></text:p>
        </text:list-item>
        <text:list-item>
          <text:p text:style-name="P6"><text:span text:style-name="T7">Determine text of</text:span><text:span text:style-name="T8">:</text:span></text:p>
          <text:list text:continue-numbering="true">
            <text:list-item>
              <text:p text:style-name="P9">Torah service (misheberakhs etc)</text:p>
            </text:list-item>
            <text:list-item>
              <text:p text:style-name="P10"><text:span text:style-name="T11">Hoshanot, Tal, Geshem, Birkat Kohanim, Hakafot, Yizkor (copy verses)</text:span></text:p>
            </text:list-item>
            <text:list-item>
              <text:p text:style-name="P12"><text:span text:style-name="T13">Vidui, add baby<text:s/></text:span><text:span text:style-name="T14">naming</text:span></text:p>
            </text:list-item>
            <text:list-item>
              <text:p text:style-name="P15"><text:span text:style-name="T16">Text of yehi ratzon for guests in bentshing</text:span></text:p>
            </text:list-item>
          </text:list>
        </text:list-item>
        <text:list-item>
          <text:p text:style-name="P17"><text:span text:style-name="T18">Add berakhot</text:span></text:p>
        </text:list-item>
        <text:list-item>
          <text:p text:style-name="P19"><text:span text:style-name="T20">S</text:span><text:span text:style-name="T21">ome kedushot, bentshing formatting</text:span><text:span text:style-name="T22"><text:s/>is screwed up</text:span><text:span text:style-name="T23"><text:s/>(stuff falling off page)</text:span></text:p>
        </text:list-item>
        <text:list-item>
          <text:p text:style-name="P24"><text:span text:style-name="T25">Source-references for kedushot?</text:span></text:p>
        </text:list-item>
        <text:list-item>
          <text:p text:style-name="P26">Clean up bibliography (RTL/LTR issues)</text:p>
        </text:list-item>
        <text:list-item>
          <text:p text:style-name="P27"><text:span text:style-name="T28">Decide plan for Chol HaMoed arrangement</text:span></text:p>
          <text:list text:continue-numbering="true">
            <text:list-item>
              <text:p text:style-name="P29"><text:span text:style-name="T30">Add ChM stuff in YT</text:span></text:p>
            </text:list-item>
            <text:list-item>
              <text:p text:style-name="P31"><text:span text:style-name="T32">Put ChM Musaf, Hashanot after Shacharit</text:span></text:p>
            </text:list-item>
          </text:list>
        </text:list-item>
      </text:list>
      <text:p text:style-name="P33"><text:span text:style-name="T34">Long-term (2</text:span><text:span text:style-name="T35">nd</text:span><text:span text:style-name="T36"><text:s/>edition?)</text:span></text:p>
      <text:list text:style-name="LFO1" text:continue-numbering="true">
        <text:list-item>
          <text:p text:style-name="P37">Find out why some things have less line spacing (mizmor shir chanukkat habayit)</text:p>
        </text:list-item>
      </text:list>
      <text:list text:style-name="LFO2" text:continue-numbering="true">
        <text:list-item>
          <text:p text:style-name="P38">Stretchy letters</text:p>
        </text:list-item>
        <text:list-item>
          <text:p text:style-name="P39"><text:span text:style-name="T40">Bold for shva na'</text:span></text:p>
        </text:list-item>
        <text:list-item>
          <text:p text:style-name="P41"><text:span text:style-name="T42">Halakhic guide (interruptions, what happens when something is forgotten)</text:span></text:p>
        </text:list-item>
      </text:list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8-20T19:15:00Z</dc:date>
    <meta:template xlink:href="Normal.dotm" xlink:type="simple"/>
    <meta:editing-cycles>79</meta:editing-cycles>
    <meta:editing-duration>PT61800S</meta:editing-duration>
    <meta:document-statistic meta:page-count="1" meta:paragraph-count="1" meta:word-count="105" meta:character-count="703" meta:row-count="4" meta:non-whitespace-character-count="599"/>
  </office:meta>
</office:document-meta>
</file>